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6cm" fo:min-width="3.10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32cm" fo:min-width="3.5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3cm"/>
      <style:paragraph-properties style:writing-mode="lr-tb"/>
    </style:style>
    <style:style style:name="gr4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251cm" fo:min-width="4.278cm"/>
      <style:paragraph-properties style:writing-mode="lr-tb"/>
    </style:style>
    <style:style style:name="gr6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7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953cm" fo:min-width="2.50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509cm" fo:min-width="2.486cm"/>
      <style:paragraph-properties style:writing-mode="lr-tb"/>
    </style:style>
    <style:style style:name="gr10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2.362cm" fo:min-width="7.501cm"/>
      <style:paragraph-properties style:writing-mode="lr-tb"/>
    </style:style>
    <style:style style:name="gr12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353cm" fo:min-width="5.501cm"/>
      <style:paragraph-properties style:writing-mode="lr-tb"/>
    </style:style>
    <style:style style:name="gr14" style:family="graphic" style:parent-style-name="objectwithoutfill">
      <style:graphic-properties draw:marker-end="Pontas_20_das_20_setas_20_9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cm" fo:min-width="2.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cm" fo:min-width="4.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cm" fo:min-width="4.2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28cm" fo:min-width="0.03cm"/>
    </style:style>
    <style:style style:name="gr19" style:family="graphic" style:parent-style-name="objectwithoutfill">
      <style:graphic-properties draw:marker-end="Pontas_20_das_20_setas_20_23" draw:marker-end-width="0.3cm" draw:fill="none" draw:textarea-vertical-align="middle"/>
    </style:style>
    <style:style style:name="gr20" style:family="graphic" style:parent-style-name="objectwithoutfill">
      <style:graphic-properties draw:marker-end="Pontas_20_das_20_setas_20_24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Pontas_20_das_20_setas_20_25" draw:marker-end-width="0.3cm" draw:fill="none" draw:textarea-vertical-align="middle"/>
    </style:style>
    <style:style style:name="gr22" style:family="graphic" style:parent-style-name="objectwithoutfill">
      <style:graphic-properties draw:marker-end="Pontas_20_das_20_setas_20_26" draw:marker-end-width="0.3cm" draw:fill="none" draw:textarea-vertical-align="middle"/>
    </style:style>
    <style:style style:name="gr23" style:family="graphic" style:parent-style-name="objectwithoutfill">
      <style:graphic-properties draw:marker-end="Pontas_20_das_20_setas_20_27" draw:marker-end-width="0.3cm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fill="none" draw:textarea-vertical-align="middle"/>
      <style:paragraph-properties style:writing-mode="lr-tb"/>
    </style:style>
    <style:style style:name="gr25" style:family="graphic" style:parent-style-name="objectwithoutfill">
      <style:graphic-properties draw:marker-end="Pontas_20_das_20_setas_20_28" draw:marker-end-width="0.3cm" draw:fill="none" draw:textarea-vertical-align="middle"/>
    </style:style>
    <style:style style:name="gr26" style:family="graphic" style:parent-style-name="objectwithoutfill">
      <style:graphic-properties draw:marker-end="Pontas_20_das_20_setas_20_29" draw:marker-end-width="0.3cm" draw:fill="none" draw:textarea-vertical-align="middle"/>
    </style:style>
    <style:style style:name="gr27" style:family="graphic" style:parent-style-name="objectwithoutfill">
      <style:graphic-properties draw:marker-end="Pontas_20_das_20_setas_20_30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4cm" svg:height="1cm" svg:x="4.75cm" svg:y="1.5cm">
          <text:p text:style-name="P1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12" draw:id="id12" draw:layer="layout" svg:width="4.5cm" svg:height="1.25cm" svg:x="8.75cm" svg:y="27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2" draw:id="id2" draw:layer="layout" svg:width="3.5cm" svg:height="1.5cm" svg:x="5cm" svg:y="3.5cm">
          <text:p text:style-name="P1">apr ← 0</text:p>
          <text:p text:style-name="P1">rep ← 0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6.75cm" svg:y1="2.5cm" svg:x2="6.75cm" svg:y2="3.5cm" draw:start-shape="id1" draw:start-glue-point="6" draw:end-shape="id2" draw:end-glue-point="0" svg:d="M6750 2500v502-3 501" svg:viewBox="0 0 1 1001">
          <text:p/>
        </draw:connector>
        <draw:custom-shape draw:style-name="gr5" draw:text-style-name="P1" xml:id="id3" draw:id="id3" draw:layer="layout" svg:width="8cm" svg:height="1.5cm" svg:x="2.75cm" svg:y="6cm">
          <text:p text:style-name="P1">i ← 1 ate 400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onnector draw:style-name="gr6" draw:text-style-name="P2" draw:layer="layout" draw:type="lines" svg:x1="6.75cm" svg:y1="5cm" svg:x2="6.75cm" svg:y2="6cm" draw:start-shape="id2" draw:start-glue-point="2" draw:end-shape="id3" draw:end-glue-point="4" svg:d="M6750 5000v501-2 501" svg:viewBox="0 0 1 1001">
          <text:p/>
        </draw:connector>
        <draw:connector draw:style-name="gr7" draw:text-style-name="P2" draw:layer="layout" draw:type="lines" svg:x1="6.75cm" svg:y1="7.5cm" svg:x2="6.75cm" svg:y2="8.25cm" draw:start-shape="id3" draw:start-glue-point="6" draw:end-shape="id4" draw:end-glue-point="4" svg:d="M6750 7500v502-253 501" svg:viewBox="0 0 1 751">
          <text:p/>
        </draw:connector>
        <draw:custom-shape draw:style-name="gr8" draw:text-style-name="P1" xml:id="id4" draw:id="id4" draw:layer="layout" svg:width="3cm" svg:height="1.5cm" svg:x="5.25cm" svg:y="8.25cm">
          <text:p text:style-name="P1">cod, est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9" draw:text-style-name="P1" xml:id="id5" draw:id="id5" draw:layer="layout" svg:width="5cm" svg:height="2.758cm" draw:transform="skewX (-0.0015707963267949) rotate (-0.00157079632679504) translate (4.25cm 10.734cm)">
          <text:p text:style-name="P1">est &lt;&gt; 1</text:p>
          <text:p text:style-name="P1">E</text:p>
          <text:p text:style-name="P1">est &lt;&gt; 0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onnector draw:style-name="gr10" draw:text-style-name="P2" draw:layer="layout" draw:type="lines" svg:x1="6.75cm" svg:y1="9.75cm" svg:x2="6.75cm" svg:y2="10.738cm" draw:start-shape="id4" draw:start-glue-point="6" draw:end-shape="id5" draw:end-glue-point="4" svg:d="M6750 9750v502-17 503" svg:viewBox="0 0 1 989">
          <text:p/>
        </draw:connector>
        <draw:custom-shape draw:style-name="gr11" draw:text-style-name="P3" xml:id="id6" draw:id="id6" draw:layer="layout" svg:width="8cm" svg:height="3.25cm" svg:x="2.75cm" svg:y="14.5cm">
          <text:p text:style-name="P3">“Tente novamente usando 1 para aprovado e 0 para reprovado”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2" draw:text-style-name="P2" draw:layer="layout" draw:type="lines" svg:x1="6.75cm" svg:y1="13.497cm" svg:x2="6.75cm" svg:y2="14.5cm" draw:start-shape="id5" draw:start-glue-point="6" draw:end-shape="id6" draw:end-glue-point="4" svg:d="M6750 13497v503-1 501" svg:viewBox="0 0 1 1004">
          <text:p/>
        </draw:connector>
        <draw:custom-shape draw:style-name="gr13" draw:text-style-name="P1" xml:id="id7" draw:id="id7" draw:layer="layout" svg:width="6cm" svg:height="2cm" svg:x="3.75cm" svg:y="18.75cm">
          <text:p text:style-name="P1"><text:span text:style-name="T1">“</text:span>Digite se esta (1 ou 0): ”, est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14" draw:text-style-name="P2" draw:layer="layout" draw:type="lines" svg:x1="6.75cm" svg:y1="17.558cm" svg:x2="6.75cm" svg:y2="18.75cm" draw:start-shape="id6" draw:start-glue-point="6" draw:end-shape="id7" draw:end-glue-point="4" svg:d="M6750 17558v694-3 501" svg:viewBox="0 0 1 1193">
          <text:p/>
        </draw:connector>
        <draw:custom-shape draw:style-name="gr15" draw:text-style-name="P1" xml:id="id8" draw:id="id8" draw:layer="layout" svg:width="6cm" svg:height="2.5cm" svg:x="12.024cm" svg:y="13cm">
          <text:p text:style-name="P1">est == 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1" xml:id="id10" draw:id="id10" draw:layer="layout" svg:width="5cm" svg:height="1.25cm" svg:x="12.774cm" svg:y="19cm">
          <text:p text:style-name="P1">rep ← rep + 1</text:p>
          <draw:enhanced-geometry svg:viewBox="0 0 21600 21600" draw:type="rectangle" draw:enhanced-path="M 0 0 L 21600 0 21600 21600 0 21600 0 0 Z N"/>
        </draw:custom-shape>
        <draw:custom-shape draw:style-name="gr17" draw:text-style-name="P1" xml:id="id9" draw:id="id9" draw:layer="layout" svg:width="4.75cm" svg:height="1.25cm" svg:x="12.7cm" svg:y="16.5cm">
          <text:p text:style-name="P1">apr ← apr + 1</text:p>
          <draw:enhanced-geometry svg:viewBox="0 0 21600 21600" draw:type="rectangle" draw:enhanced-path="M 0 0 L 21600 0 21600 21600 0 21600 0 0 Z N"/>
        </draw:custom-shape>
        <draw:custom-shape draw:style-name="gr18" draw:text-style-name="P1" xml:id="id11" draw:id="id11" draw:layer="layout" svg:width="0.75cm" svg:height="0.75cm" svg:x="18.25cm" svg:y="19.2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9" draw:text-style-name="P2" draw:layer="layout" svg:x1="9.25cm" svg:y1="12.121cm" svg:x2="15.024cm" svg:y2="13cm" draw:start-shape="id5" draw:start-glue-point="7" draw:end-shape="id8" draw:end-glue-point="4" svg:d="M9250 12121h5774v879" svg:viewBox="0 0 5775 880">
          <text:p/>
        </draw:connector>
        <draw:connector draw:style-name="gr20" draw:text-style-name="P2" draw:layer="layout" draw:type="line" svg:x1="15.024cm" svg:y1="15.5cm" svg:x2="15.075cm" svg:y2="16.5cm" draw:start-shape="id8" draw:start-glue-point="6" draw:end-shape="id9" draw:end-glue-point="0" svg:d="M15024 15500l51 1000" svg:viewBox="0 0 52 1001">
          <text:p text:style-name="P1">Y</text:p>
        </draw:connector>
        <draw:connector draw:style-name="gr21" draw:text-style-name="P2" draw:layer="layout" svg:x1="17.774cm" svg:y1="19.625cm" svg:x2="18.25cm" svg:y2="19.625cm" draw:start-shape="id10" draw:start-glue-point="1" draw:end-shape="id11" draw:end-glue-point="6" svg:d="M17774 19625h476" svg:viewBox="0 0 477 1">
          <text:p/>
        </draw:connector>
        <draw:connector draw:style-name="gr22" draw:text-style-name="P2" draw:layer="layout" svg:x1="17.45cm" svg:y1="17.125cm" svg:x2="18.625cm" svg:y2="19.25cm" draw:start-shape="id9" draw:start-glue-point="1" draw:end-shape="id11" draw:end-glue-point="4" svg:d="M17450 17125h1175v2125" svg:viewBox="0 0 1176 2126">
          <text:p/>
        </draw:connector>
        <draw:connector draw:style-name="gr23" draw:text-style-name="P2" draw:layer="layout" svg:x1="12.024cm" svg:y1="14.25cm" svg:x2="12.774cm" svg:y2="19.625cm" draw:start-shape="id8" draw:start-glue-point="5" draw:end-shape="id10" draw:end-glue-point="3" svg:d="M12024 14250h-501v5375h1251" svg:viewBox="0 0 1252 5376">
          <text:p text:style-name="P1"><text:s text:c="3"/></text:p>
        </draw:connector>
        <draw:line draw:style-name="gr24" draw:text-style-name="P2" draw:layer="layout" svg:x1="11.25cm" svg:y1="14.25cm" svg:x2="12cm" svg:y2="14.25cm">
          <text:p text:style-name="P1">F</text:p>
        </draw:line>
        <draw:connector draw:style-name="gr25" draw:text-style-name="P2" draw:layer="layout" draw:line-skew="1.748cm -0.749cm" svg:x1="18.625cm" svg:y1="20cm" svg:x2="2.75cm" svg:y2="6.75cm" draw:start-shape="id11" draw:start-glue-point="8" draw:end-shape="id3" draw:end-glue-point="5" svg:d="M18625 20000v2250h-17125v-15500h1250" svg:viewBox="0 0 17126 15501">
          <text:p/>
        </draw:connector>
        <draw:connector draw:style-name="gr26" draw:text-style-name="P2" draw:layer="layout" draw:line-skew="8.498cm 5.749cm" svg:x1="10.75cm" svg:y1="6.75cm" svg:x2="11cm" svg:y2="27cm" draw:start-shape="id3" draw:start-glue-point="7" draw:end-shape="id12" draw:end-glue-point="4" svg:d="M10750 6750h9000v16250h-8750v4000" svg:viewBox="0 0 9001 20251">
          <text:p/>
        </draw:connector>
        <draw:connector draw:style-name="gr27" draw:text-style-name="P2" draw:layer="layout" draw:line-skew="0cm -0.999cm" svg:x1="6.75cm" svg:y1="20.75cm" svg:x2="4.25cm" svg:y2="12.113cm" draw:start-shape="id7" draw:start-glue-point="6" draw:end-shape="id5" draw:end-glue-point="5" svg:d="M6750 20750v502h-4500v-9139h2000" svg:viewBox="0 0 4501 914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" draw:display-name="Pontas das setas 2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5" draw:display-name="Pontas das setas 25" svg:viewBox="0 0 20 20" svg:d="M0 20l10-20 10 20z"/>
    <draw:marker draw:name="Pontas_20_das_20_setas_20_26" draw:display-name="Pontas das setas 26" svg:viewBox="0 0 20 20" svg:d="M0 20l10-20 10 20z"/>
    <draw:marker draw:name="Pontas_20_das_20_setas_20_27" draw:display-name="Pontas das setas 27" svg:viewBox="0 0 20 20" svg:d="M0 20l10-20 10 20z"/>
    <draw:marker draw:name="Pontas_20_das_20_setas_20_28" draw:display-name="Pontas das setas 28" svg:viewBox="0 0 20 20" svg:d="M0 20l10-20 10 20z"/>
    <draw:marker draw:name="Pontas_20_das_20_setas_20_29" draw:display-name="Pontas das setas 29" svg:viewBox="0 0 20 20" svg:d="M0 20l10-20 10 20z"/>
    <draw:marker draw:name="Pontas_20_das_20_setas_20_3" draw:display-name="Pontas das setas 3" svg:viewBox="0 0 20 20" svg:d="M0 20l10-20 10 20z"/>
    <draw:marker draw:name="Pontas_20_das_20_setas_20_30" draw:display-name="Pontas das setas 30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5T08:38:47.350889962</meta:creation-date>
    <dc:date>2023-05-15T09:27:46.239091315</dc:date>
    <meta:editing-duration>PT8M3S</meta:editing-duration>
    <meta:editing-cycles>1</meta:editing-cycles>
    <meta:document-statistic meta:object-count="27"/>
    <meta:generator>LibreOffice/7.3.7.2$Linux_X86_64 LibreOffice_project/30$Build-2</meta:generator>
  </office:meta>
</office:document-meta>
</file>